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7272in"/>
    </style:style>
    <style:style style:name="co3" style:family="table-column">
      <style:table-column-properties fo:break-before="auto" style:column-width="0.8382in"/>
    </style:style>
    <style:style style:name="co4" style:family="table-column">
      <style:table-column-properties fo:break-before="auto" style:column-width="1.4701in"/>
    </style:style>
    <style:style style:name="co5" style:family="table-column">
      <style:table-column-properties fo:break-before="auto" style:column-width="1.1661in"/>
    </style:style>
    <style:style style:name="co6" style:family="table-column">
      <style:table-column-properties fo:break-before="auto" style:column-width="0.9472in"/>
    </style:style>
    <style:style style:name="co7" style:family="table-column">
      <style:table-column-properties fo:break-before="auto" style:column-width="1.202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8010"/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4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5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7" style:family="table-cell" style:parent-style-name="Excel_20_Built-in_20_Normal">
      <style:table-cell-properties style:diagonal-bl-tr="none" style:diagonal-tl-br="none" style:rotation-align="none"/>
    </style:style>
    <style:style style:name="ce8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9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1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12" style:family="table-cell" style:parent-style-name="Excel_20_Built-in_20_Normal" style:data-style-name="N8001"/>
    <style:style style:name="ce13" style:family="table-cell" style:parent-style-name="Excel_20_Built-in_20_Normal" style:data-style-name="N8128"/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6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1006" table:default-cell-style-name="Excel_20_Built-in_20_Normal"/>
        <table:table-row table:style-name="ro1">
          <table:table-cell table:style-name="ce1" office:value-type="string">
            <text:p>Test Seri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Hour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Temp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Note</text:p>
          </table:table-cell>
          <table:table-cell table:number-columns-repeated="6"/>
          <table:table-cell table:style-name="ce1" office:value-type="string">
            <text:p>Sample #</text:p>
          </table:table-cell>
          <table:table-cell table:style-name="ce1" office:value-type="string">
            <text:p>Minutes Index</text:p>
          </table:table-cell>
          <table:table-cell table:style-name="ce1" office:value-type="string">
            <text:p>Dry Ice Wt</text:p>
          </table:table-cell>
          <table:table-cell table:number-columns-repeated="1007"/>
        </table:table-row>
        <table:table-row table:style-name="ro1">
          <table:table-cell office:value-type="string">
            <text:p>settling temp</text:p>
          </table:table-cell>
          <table:table-cell office:value-type="float" office:value="190223">
            <text:p>1902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9.7">
            <text:p>9.7</text:p>
          </table:table-cell>
          <table:table-cell office:value-type="string">
            <text:p>no fan just ice</text:p>
          </table:table-cell>
          <table:table-cell table:number-columns-repeated="6"/>
          <table:table-cell office:value-type="float" office:value="0">
            <text:p>0</text:p>
          </table:table-cell>
          <table:table-cell table:style-name="ce12" table:formula="of:=(([.C2]*24+[.D2])*60+[.E2])-581" office:value-type="float" office:value="0">
            <text:p>0</text:p>
          </table:table-cell>
          <table:table-cell table:formula="of:=[.G2]-9.7" office:value-type="float" office:value="0">
            <text:p>0</text:p>
          </table:table-cell>
          <table:table-cell>
            <draw:frame table:end-cell-address="Sheet1.AB37" table:end-x="0.5539in" table:end-y="0.1646in" draw:z-index="0" draw:name="Chart 3" draw:style-name="gr1" draw:text-style-name="P1" svg:width="8.052in" svg:height="6.5831in" svg:x="0.2189in" svg:y="0.0713in">
              <draw:object draw:notify-on-update-of-ranges="Sheet1.P2:Sheet1.P37 Sheet1.Q1:Sheet1.Q1 Sheet1.Q2:Sheet1.Q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/>
          <table:table-cell office:value-type="float" office:value="190223">
            <text:p>1902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20.7">
            <text:p>20.7</text:p>
          </table:table-cell>
          <table:table-cell office:value-type="string">
            <text:p>ice installed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12" table:formula="of:=(([.C3]*24+[.D3])*60+[.E3])-581" office:value-type="float" office:value="15">
            <text:p>15</text:p>
          </table:table-cell>
          <table:table-cell table:formula="of:=[.G3]-9.7" office:value-type="float" office:value="11">
            <text:p>11</text:p>
          </table:table-cell>
          <table:table-cell table:style-name="ce13"/>
          <table:table-cell table:number-columns-repeated="1006"/>
        </table:table-row>
        <table:table-row table:style-name="ro1">
          <table:table-cell/>
          <table:table-cell office:value-type="float" office:value="190223">
            <text:p>19022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.2">
            <text:p>20.2</text:p>
          </table:table-cell>
          <table:table-cell table:number-columns-repeated="7"/>
          <table:table-cell office:value-type="float" office:value="2">
            <text:p>2</text:p>
          </table:table-cell>
          <table:table-cell table:style-name="ce12" table:formula="of:=(([.C4]*24+[.D4])*60+[.E4])-581" office:value-type="float" office:value="559">
            <text:p>559</text:p>
          </table:table-cell>
          <table:table-cell table:formula="of:=[.G4]-9.7" office:value-type="float" office:value="10.5">
            <text:p>10.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4">
            <text:p>1902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9.6">
            <text:p>19.6</text:p>
          </table:table-cell>
          <table:table-cell office:value-type="string">
            <text:p>temp level at 9C</text:p>
          </table:table-cell>
          <table:table-cell table:number-columns-repeated="6"/>
          <table:table-cell office:value-type="float" office:value="3">
            <text:p>3</text:p>
          </table:table-cell>
          <table:table-cell table:style-name="ce12" table:formula="of:=(([.C5]*24+[.D5])*60+[.E5])-581" office:value-type="float" office:value="1310">
            <text:p>1310</text:p>
          </table:table-cell>
          <table:table-cell table:formula="of:=[.G5]-9.7" office:value-type="float" office:value="9.9">
            <text:p>9.9</text:p>
          </table:table-cell>
          <table:table-cell table:number-columns-repeated="1007"/>
        </table:table-row>
        <table:table-row table:style-name="ro1">
          <table:table-cell office:value-type="string">
            <text:p>1% Fan</text:p>
          </table:table-cell>
          <table:table-cell office:value-type="float" office:value="190224">
            <text:p>1902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9.6">
            <text:p>19.6</text:p>
          </table:table-cell>
          <table:table-cell office:value-type="string">
            <text:p>fan set to 1% on in 100 seconds</text:p>
          </table:table-cell>
          <table:table-cell table:number-columns-repeated="6"/>
          <table:table-cell office:value-type="float" office:value="4">
            <text:p>4</text:p>
          </table:table-cell>
          <table:table-cell table:style-name="ce12" table:formula="of:=(([.C6]*24+[.D6])*60+[.E6])-581" office:value-type="float" office:value="1324">
            <text:p>1324</text:p>
          </table:table-cell>
          <table:table-cell table:formula="of:=[.G6]-9.7" office:value-type="float" office:value="9.9">
            <text:p>9.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4">
            <text:p>1902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.1">
            <text:p>19.1</text:p>
          </table:table-cell>
          <table:table-cell table:number-columns-repeated="7"/>
          <table:table-cell office:value-type="float" office:value="5">
            <text:p>5</text:p>
          </table:table-cell>
          <table:table-cell table:style-name="ce12" table:formula="of:=(([.C7]*24+[.D7])*60+[.E7])-581" office:value-type="float" office:value="2014">
            <text:p>2014</text:p>
          </table:table-cell>
          <table:table-cell table:formula="of:=[.G7]-9.7" office:value-type="float" office:value="9.4">
            <text:p>9.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5">
            <text:p>1902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8.5">
            <text:p>18.5</text:p>
          </table:table-cell>
          <table:table-cell table:number-columns-repeated="7"/>
          <table:table-cell office:value-type="float" office:value="6">
            <text:p>6</text:p>
          </table:table-cell>
          <table:table-cell table:style-name="ce12" table:formula="of:=(([.C8]*24+[.D8])*60+[.E8])-581" office:value-type="float" office:value="2696">
            <text:p>2696</text:p>
          </table:table-cell>
          <table:table-cell table:formula="of:=[.G8]-9.7" office:value-type="float" office:value="8.8">
            <text:p>8.8</text:p>
          </table:table-cell>
          <table:table-cell table:number-columns-repeated="1007"/>
        </table:table-row>
        <table:table-row table:style-name="ro1">
          <table:table-cell office:value-type="string">
            <text:p>2% Fan</text:p>
          </table:table-cell>
          <table:table-cell office:value-type="float" office:value="190225">
            <text:p>1902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8.5">
            <text:p>18.5</text:p>
          </table:table-cell>
          <table:table-cell office:value-type="string">
            <text:p>fan set to 2% on in 100 seconds</text:p>
          </table:table-cell>
          <table:table-cell table:number-columns-repeated="6"/>
          <table:table-cell office:value-type="float" office:value="7">
            <text:p>7</text:p>
          </table:table-cell>
          <table:table-cell table:style-name="ce12" table:formula="of:=(([.C9]*24+[.D9])*60+[.E9])-581" office:value-type="float" office:value="2699">
            <text:p>2699</text:p>
          </table:table-cell>
          <table:table-cell table:formula="of:=[.G9]-9.7" office:value-type="float" office:value="8.8">
            <text:p>8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5">
            <text:p>19022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.9">
            <text:p>17.9</text:p>
          </table:table-cell>
          <table:table-cell table:number-columns-repeated="7"/>
          <table:table-cell office:value-type="float" office:value="8">
            <text:p>8</text:p>
          </table:table-cell>
          <table:table-cell table:style-name="ce12" table:formula="of:=(([.C10]*24+[.D10])*60+[.E10])-581" office:value-type="float" office:value="3440">
            <text:p>3440</text:p>
          </table:table-cell>
          <table:table-cell table:formula="of:=[.G10]-9.7" office:value-type="float" office:value="8.2">
            <text:p>8.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6">
            <text:p>19022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7.35">
            <text:p>17.35</text:p>
          </table:table-cell>
          <table:table-cell table:number-columns-repeated="7"/>
          <table:table-cell office:value-type="float" office:value="9">
            <text:p>9</text:p>
          </table:table-cell>
          <table:table-cell table:style-name="ce12" table:formula="of:=(([.C11]*24+[.D11])*60+[.E11])-581" office:value-type="float" office:value="4148">
            <text:p>4148</text:p>
          </table:table-cell>
          <table:table-cell table:formula="of:=[.G11]-9.7" office:value-type="float" office:value="7.65">
            <text:p>7.6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3% Fan</text:p>
          </table:table-cell>
          <table:table-cell office:value-type="float" office:value="190226">
            <text:p>19022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.35">
            <text:p>17.35</text:p>
          </table:table-cell>
          <table:table-cell office:value-type="string">
            <text:p>fan set to 3% on in 100 seconds</text:p>
          </table:table-cell>
          <table:table-cell table:number-columns-repeated="6"/>
          <table:table-cell office:value-type="float" office:value="10">
            <text:p>10</text:p>
          </table:table-cell>
          <table:table-cell table:style-name="ce12" table:formula="of:=(([.C12]*24+[.D12])*60+[.E12])-581" office:value-type="float" office:value="4163">
            <text:p>4163</text:p>
          </table:table-cell>
          <table:table-cell table:formula="of:=[.G12]-9.7" office:value-type="float" office:value="7.65">
            <text:p>7.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6">
            <text:p>19022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.6">
            <text:p>16.6</text:p>
          </table:table-cell>
          <table:table-cell table:number-columns-repeated="7"/>
          <table:table-cell office:value-type="float" office:value="11">
            <text:p>11</text:p>
          </table:table-cell>
          <table:table-cell table:style-name="ce12" table:formula="of:=(([.C13]*24+[.D13])*60+[.E13])-581" office:value-type="float" office:value="4949">
            <text:p>4949</text:p>
          </table:table-cell>
          <table:table-cell table:formula="of:=[.G13]-9.7" office:value-type="float" office:value="6.9">
            <text:p>6.9</text:p>
          </table:table-cell>
          <table:table-cell table:number-columns-repeated="1007"/>
        </table:table-row>
        <table:table-row table:style-name="ro1">
          <table:table-cell office:value-type="string">
            <text:p>1.33% Fan</text:p>
          </table:table-cell>
          <table:table-cell office:value-type="float" office:value="190226">
            <text:p>19022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.6">
            <text:p>16.6</text:p>
          </table:table-cell>
          <table:table-cell office:value-type="string">
            <text:p>fan set to 1.55% as best guess to target 5C</text:p>
          </table:table-cell>
          <table:table-cell table:number-columns-repeated="6"/>
          <table:table-cell office:value-type="float" office:value="12">
            <text:p>12</text:p>
          </table:table-cell>
          <table:table-cell table:style-name="ce12" table:formula="of:=(([.C14]*24+[.D14])*60+[.E14])-581" office:value-type="float" office:value="4963">
            <text:p>4963</text:p>
          </table:table-cell>
          <table:table-cell table:formula="of:=[.G14]-9.7" office:value-type="float" office:value="6.9">
            <text:p>6.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7">
            <text:p>1902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6.15">
            <text:p>16.15</text:p>
          </table:table-cell>
          <table:table-cell table:number-columns-repeated="7"/>
          <table:table-cell office:value-type="float" office:value="13">
            <text:p>13</text:p>
          </table:table-cell>
          <table:table-cell table:style-name="ce12" table:formula="of:=(([.C15]*24+[.D15])*60+[.E15])-581" office:value-type="float" office:value="5588">
            <text:p>5588</text:p>
          </table:table-cell>
          <table:table-cell table:formula="of:=[.G15]-9.7" office:value-type="float" office:value="6.45">
            <text:p>6.4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7">
            <text:p>19022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.65">
            <text:p>15.65</text:p>
          </table:table-cell>
          <table:table-cell table:number-columns-repeated="7"/>
          <table:table-cell office:value-type="float" office:value="14">
            <text:p>14</text:p>
          </table:table-cell>
          <table:table-cell table:style-name="ce12" table:formula="of:=(([.C16]*24+[.D16])*60+[.E16])-581" office:value-type="float" office:value="6265">
            <text:p>6265</text:p>
          </table:table-cell>
          <table:table-cell table:formula="of:=[.G16]-9.7" office:value-type="float" office:value="5.95">
            <text:p>5.95</text:p>
          </table:table-cell>
          <table:table-cell table:number-columns-repeated="1007"/>
        </table:table-row>
        <table:table-row table:style-name="ro1">
          <table:table-cell office:value-type="string">
            <text:p>Water + Thermostat</text:p>
          </table:table-cell>
          <table:table-cell office:value-type="float" office:value="190227">
            <text:p>19022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5.65">
            <text:p>15.65</text:p>
          </table:table-cell>
          <table:table-cell office:value-type="string">
            <text:p>6.8KG of water bottles put in. Software Thermostat_190227 loaded and running.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2" table:formula="of:=(([.C17]*24+[.D17])*60+[.E17])-581" office:value-type="float" office:value="6285">
            <text:p>6285</text:p>
          </table:table-cell>
          <table:table-cell table:formula="of:=[.G17]-9.7" office:value-type="float" office:value="5.95">
            <text:p>5.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8">
            <text:p>1902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1.7">
            <text:p>21.7</text:p>
          </table:table-cell>
          <table:table-cell table:number-columns-repeated="7"/>
          <table:table-cell office:value-type="float" office:value="16">
            <text:p>16</text:p>
          </table:table-cell>
          <table:table-cell table:style-name="ce12" table:formula="of:=(([.C18]*24+[.D18])*60+[.E18])-581" office:value-type="float" office:value="7027">
            <text:p>7027</text:p>
          </table:table-cell>
          <table:table-cell table:formula="of:=[.G18]-6.8-9.7" office:value-type="float" office:value="5.2">
            <text:p>5.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228">
            <text:p>19022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1.25">
            <text:p>21.25</text:p>
          </table:table-cell>
          <table:table-cell table:number-columns-repeated="7"/>
          <table:table-cell office:value-type="float" office:value="17">
            <text:p>17</text:p>
          </table:table-cell>
          <table:table-cell table:style-name="ce12" table:formula="of:=(([.C19]*24+[.D19])*60+[.E19])-581" office:value-type="float" office:value="7682">
            <text:p>7682</text:p>
          </table:table-cell>
          <table:table-cell table:formula="of:=[.G19]-6.8-9.7" office:value-type="float" office:value="4.75">
            <text:p>4.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1">
            <text:p>19030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0.7">
            <text:p>20.7</text:p>
          </table:table-cell>
          <table:table-cell table:number-columns-repeated="7"/>
          <table:table-cell office:value-type="float" office:value="18">
            <text:p>18</text:p>
          </table:table-cell>
          <table:table-cell table:style-name="ce12" table:formula="of:=(([.C20]*24+[.D20])*60+[.E20])-581" office:value-type="float" office:value="8485">
            <text:p>8485</text:p>
          </table:table-cell>
          <table:table-cell table:formula="of:=[.G20]-6.8-9.7" office:value-type="float" office:value="4.2">
            <text:p>4.2</text:p>
          </table:table-cell>
          <table:table-cell table:number-columns-repeated="1007"/>
        </table:table-row>
        <table:table-row table:style-name="ro1">
          <table:table-cell office:value-type="string">
            <text:p>New Thermostat..</text:p>
          </table:table-cell>
          <table:table-cell office:value-type="float" office:value="190301">
            <text:p>19030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0.1">
            <text:p>20.1</text:p>
          </table:table-cell>
          <table:table-cell office:value-type="string">
            <text:p>New software to fix bugs loaded Thermostat_190301</text:p>
          </table:table-cell>
          <table:table-cell table:number-columns-repeated="6"/>
          <table:table-cell office:value-type="float" office:value="19">
            <text:p>19</text:p>
          </table:table-cell>
          <table:table-cell table:style-name="ce12" table:formula="of:=(([.C21]*24+[.D21])*60+[.E21])-581" office:value-type="float" office:value="9297">
            <text:p>9297</text:p>
          </table:table-cell>
          <table:table-cell table:formula="of:=[.G21]-6.8-9.7" office:value-type="float" office:value="3.6">
            <text:p>3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2">
            <text:p>190302</text:p>
          </table:table-cell>
          <table:table-cell table:number-columns-repeated="2"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9.65">
            <text:p>19.65</text:p>
          </table:table-cell>
          <table:table-cell table:number-columns-repeated="7"/>
          <table:table-cell office:value-type="float" office:value="20">
            <text:p>20</text:p>
          </table:table-cell>
          <table:table-cell table:style-name="ce12" table:formula="of:=(([.C22]*24+[.D22])*60+[.E22])-581" office:value-type="float" office:value="9953">
            <text:p>9953</text:p>
          </table:table-cell>
          <table:table-cell table:formula="of:=[.G22]-6.8-9.7" office:value-type="float" office:value="3.15">
            <text:p>3.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2">
            <text:p>19030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9.05">
            <text:p>19.05</text:p>
          </table:table-cell>
          <table:table-cell table:number-columns-repeated="7"/>
          <table:table-cell office:value-type="float" office:value="21">
            <text:p>21</text:p>
          </table:table-cell>
          <table:table-cell table:style-name="ce12" table:formula="of:=(([.C23]*24+[.D23])*60+[.E23])-581" office:value-type="float" office:value="10792">
            <text:p>10792</text:p>
          </table:table-cell>
          <table:table-cell table:formula="of:=[.G23]-6.8-9.7" office:value-type="float" office:value="2.55">
            <text:p>2.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3">
            <text:p>19030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8.6">
            <text:p>18.6</text:p>
          </table:table-cell>
          <table:table-cell table:number-columns-repeated="7"/>
          <table:table-cell office:value-type="float" office:value="22">
            <text:p>22</text:p>
          </table:table-cell>
          <table:table-cell table:style-name="ce12" table:formula="of:=(([.C24]*24+[.D24])*60+[.E24])-581" office:value-type="float" office:value="11412">
            <text:p>11412</text:p>
          </table:table-cell>
          <table:table-cell table:formula="of:=[.G24]-6.8-9.7" office:value-type="float" office:value="2.1">
            <text:p>2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3">
            <text:p>19030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8.15">
            <text:p>18.15</text:p>
          </table:table-cell>
          <table:table-cell table:number-columns-repeated="7"/>
          <table:table-cell office:value-type="float" office:value="23">
            <text:p>23</text:p>
          </table:table-cell>
          <table:table-cell table:style-name="ce12" table:formula="of:=(([.C25]*24+[.D25])*60+[.E25])-581" office:value-type="float" office:value="12120">
            <text:p>12120</text:p>
          </table:table-cell>
          <table:table-cell table:formula="of:=[.G25]-6.8-9.7" office:value-type="float" office:value="1.65">
            <text:p>1.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4">
            <text:p>1903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7.65">
            <text:p>17.65</text:p>
          </table:table-cell>
          <table:table-cell table:number-columns-repeated="7"/>
          <table:table-cell office:value-type="float" office:value="24">
            <text:p>24</text:p>
          </table:table-cell>
          <table:table-cell table:style-name="ce12" table:formula="of:=(([.C26]*24+[.D26])*60+[.E26])-581" office:value-type="float" office:value="12798">
            <text:p>12798</text:p>
          </table:table-cell>
          <table:table-cell table:formula="of:=[.G26]-6.8-9.7" office:value-type="float" office:value="1.15">
            <text:p>1.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4">
            <text:p>19030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7.25">
            <text:p>17.25</text:p>
          </table:table-cell>
          <table:table-cell table:number-columns-repeated="7"/>
          <table:table-cell office:value-type="float" office:value="25">
            <text:p>25</text:p>
          </table:table-cell>
          <table:table-cell table:style-name="ce12" table:formula="of:=(([.C27]*24+[.D27])*60+[.E27])-581" office:value-type="float" office:value="13483">
            <text:p>13483</text:p>
          </table:table-cell>
          <table:table-cell table:formula="of:=[.G27]-6.8-9.7" office:value-type="float" office:value="0.75">
            <text:p>0.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5">
            <text:p>19030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.85">
            <text:p>16.85</text:p>
          </table:table-cell>
          <table:table-cell table:number-columns-repeated="7"/>
          <table:table-cell office:value-type="float" office:value="26">
            <text:p>26</text:p>
          </table:table-cell>
          <table:table-cell table:style-name="ce12" table:formula="of:=(([.C28]*24+[.D28])*60+[.E28])-581" office:value-type="float" office:value="14240">
            <text:p>14240</text:p>
          </table:table-cell>
          <table:table-cell table:formula="of:=[.G28]-6.8-9.7" office:value-type="float" office:value="0.350000000000001">
            <text:p>0.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5">
            <text:p>19030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6.55">
            <text:p>16.55</text:p>
          </table:table-cell>
          <table:table-cell table:number-columns-repeated="7"/>
          <table:table-cell office:value-type="float" office:value="27">
            <text:p>27</text:p>
          </table:table-cell>
          <table:table-cell table:style-name="ce12" table:formula="of:=(([.C29]*24+[.D29])*60+[.E29])-581" office:value-type="float" office:value="14925">
            <text:p>14925</text:p>
          </table:table-cell>
          <table:table-cell table:formula="of:=[.G29]-6.8-9.7" office:value-type="float" office:value="0.0500000000000007">
            <text:p>0.0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6">
            <text:p>19030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.5">
            <text:p>16.5</text:p>
          </table:table-cell>
          <table:table-cell table:number-columns-repeated="7"/>
          <table:table-cell office:value-type="float" office:value="28">
            <text:p>28</text:p>
          </table:table-cell>
          <table:table-cell table:style-name="ce12" table:formula="of:=(([.C30]*24+[.D30])*60+[.E30])-581" office:value-type="float" office:value="15669">
            <text:p>15669</text:p>
          </table:table-cell>
          <table:table-cell table:formula="of:=[.G30]-6.8-9.7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0306">
            <text:p>19030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6.5">
            <text:p>16.5</text:p>
          </table:table-cell>
          <table:table-cell table:number-columns-repeated="7"/>
          <table:table-cell office:value-type="float" office:value="29">
            <text:p>29</text:p>
          </table:table-cell>
          <table:table-cell table:style-name="ce12" table:formula="of:=(([.C31]*24+[.D31])*60+[.E31])-581" office:value-type="float" office:value="16389">
            <text:p>16389</text:p>
          </table:table-cell>
          <table:table-cell table:formula="of:=[.G31]-6.8-9.7" office:value-type="float" office:value="0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verage Ambient:</text:p>
          </table:table-cell>
          <table:table-cell office:value-type="float" office:value="20">
            <text:p>20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ooler Wt:</text:p>
          </table:table-cell>
          <table:table-cell table:style-name="ce6" office:value-type="float" office:value="9.7">
            <text:p>9.7</text:p>
          </table:table-cell>
          <table:table-cell table:style-name="ce9" office:value-type="string">
            <text:p>kg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ottles Wt:</text:p>
          </table:table-cell>
          <table:table-cell table:style-name="ce7" office:value-type="float" office:value="6.8">
            <text:p>6.8</text:p>
          </table:table-cell>
          <table:table-cell table:style-name="ce10" office:value-type="string">
            <text:p>kg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ry Ice Wt at start:</text:p>
          </table:table-cell>
          <table:table-cell table:style-name="ce8" office:value-type="float" office:value="11.1">
            <text:p>11.1</text:p>
          </table:table-cell>
          <table:table-cell table:style-name="ce11" office:value-type="string">
            <text:p>k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float" office:value="14925">
            <text:p>14925</text:p>
          </table:table-cell>
          <table:table-cell office:value-type="string">
            <text:p>minutes</text:p>
          </table:table-cell>
          <table:table-cell office:value-type="string">
            <text:p>equals</text:p>
          </table:table-cell>
          <table:table-cell table:formula="of:=([.J39]/60)/24" office:value-type="float" office:value="10.3645833333333">
            <text:p>10.3645833333</text:p>
          </table:table-cell>
          <table:table-cell office:value-type="string">
            <text:p>days</text:p>
          </table:table-cell>
          <table:table-cell table:number-columns-repeated="1010"/>
        </table:table-row>
        <table:table-row table:style-name="ro1">
          <table:table-cell office:value-type="string">
            <text:p>Average Ice Loss Rate:</text:p>
          </table:table-cell>
          <table:table-cell table:number-columns-repeated="1023"/>
        </table:table-row>
        <table:table-row table:style-name="ro1">
          <table:table-cell table:number-columns-repeated="9"/>
          <table:table-cell office:value-type="float" office:value="11.1">
            <text:p>11.1</text:p>
          </table:table-cell>
          <table:table-cell office:value-type="string">
            <text:p>kg</text:p>
          </table:table-cell>
          <table:table-cell office:value-type="string">
            <text:p>in </text:p>
          </table:table-cell>
          <table:table-cell table:formula="of:=[.M39]" office:value-type="float" office:value="10.3645833333333">
            <text:p>10.3645833333</text:p>
          </table:table-cell>
          <table:table-cell office:value-type="string">
            <text:p>days </text:p>
          </table:table-cell>
          <table:table-cell office:value-type="string">
            <text:p>is</text:p>
          </table:table-cell>
          <table:table-cell table:formula="of:=[.J41]/[.M41]" office:value-type="float" office:value="1.07095477386935">
            <text:p>1.0709547739</text:p>
          </table:table-cell>
          <table:table-cell office:value-type="string">
            <text:p>kg/day</text:p>
          </table:table-cell>
          <table:table-cell office:value-type="string">
            <text:p>loss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5/07/2019</text:date>, <text:time>19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document-statistic meta:table-count="1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1" number:language="en" number:country="US">
      <number:number number: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001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453cm" svg:height="16.722cm" xlink:href=".." xlink:type="simple" chart:class="chart:scatter" chart:style-name="ch1">
        <chart:title svg:x="8.984cm" svg:y="0.47cm" chart:style-name="ch2">
          <text:p>Dry Ice Wt</text:p>
        </chart:title>
        <chart:plot-area chart:style-name="ch3" table:cell-range-address="Sheet1.P2:Sheet1.Q37 Sheet1.Q1:Sheet1.Q1" chart:data-source-has-labels="row" svg:x="0.859cm" svg:y="2.309cm" svg:width="18.776cm" svg:height="13.659cm">
          <chartooo:coordinate-region svg:x="1.371cm" svg:y="2.689cm" svg:width="17.934cm" svg:height="12.23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Q2:Sheet1.Q37" chart:label-cell-address="Sheet1.Q1:Sheet1.Q1" chart:class="chart:scatter">
            <chart:domain table:cell-range-address="Sheet1.P2:Sheet1.P37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Dry Ice Wt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P2:Sheet1.P37</svg:desc>
                </draw:g>
              </table:table-cell>
              <table:table-cell office:value-type="float" office:value="0">
                <text:p>0</text:p>
                <draw:g>
                  <svg:desc>Sheet1.Q2:Sheet1.Q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9">
                <text:p>55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">
                <text:p>131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4">
                <text:p>132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4">
                <text:p>20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96">
                <text:p>26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9">
                <text:p>269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0">
                <text:p>344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48">
                <text:p>414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3">
                <text:p>4163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49">
                <text:p>494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63">
                <text:p>496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88">
                <text:p>558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65">
                <text:p>626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85">
                <text:p>628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27">
                <text:p>702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82">
                <text:p>768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85">
                <text:p>848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97">
                <text:p>929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53">
                <text:p>99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92">
                <text:p>1079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12">
                <text:p>1141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20">
                <text:p>1212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98">
                <text:p>1279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83">
                <text:p>1348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40">
                <text:p>14240</text:p>
              </table:table-cell>
              <table:table-cell office:value-type="float" office:value="0.350000000000001">
                <text:p>0.35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25">
                <text:p>14925</text:p>
              </table:table-cell>
              <table:table-cell office:value-type="float" office:value="0.0500000000000007">
                <text:p>0.0500000000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69">
                <text:p>1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89">
                <text:p>16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